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outline="true" style:font-name="Cantarell Extra Bold" fo:font-size="36pt" officeooo:rsid="00011edf" officeooo:paragraph-rsid="00011edf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text-outline="true" style:font-name="Cantarell Extra Bold" fo:font-size="220pt" officeooo:rsid="00011edf" officeooo:paragraph-rsid="00011edf" style:font-size-asian="220pt" style:font-size-complex="220pt"/>
    </style:style>
    <style:style style:name="P3" style:family="paragraph" style:parent-style-name="Standard">
      <style:paragraph-properties fo:text-align="center" style:justify-single-word="false"/>
      <style:text-properties style:text-outline="true" style:font-name="Cantarell Extra Bold" fo:font-size="70pt" officeooo:rsid="00011edf" officeooo:paragraph-rsid="00011edf" style:font-size-asian="70pt" style:font-size-complex="7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F7CB</text:p>
      <text:p text:style-name="P3">Christoph</text:p>
      <text:p text:style-name="P1"/>
      <text:p text:style-name="P1">Krefeld - LOC JO31HI19LJ</text:p>
      <text:p text:style-name="P1">DOK Q02 - CQ 14 - ITU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6:47:22.734046615</meta:creation-date>
    <meta:print-date>2018-12-06T16:56:30.335816286</meta:print-date>
    <dc:date>2018-12-06T16:56:40.058283245</dc:date>
    <meta:editing-duration>PT9M19S</meta:editing-duration>
    <meta:editing-cycles>1</meta:editing-cycles>
    <meta:document-statistic meta:table-count="0" meta:image-count="0" meta:object-count="0" meta:page-count="1" meta:paragraph-count="4" meta:word-count="14" meta:character-count="62" meta:non-whitespace-character-count="52"/>
    <meta:generator>LibreOffice/6.1.3.2$Linux_X86_64 LibreOffice_project/10$Build-2</meta:generator>
  </office:meta>
</office:document-meta>
</file>